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style>
    <style:style style:name="T1" style:family="text">
      <style:text-properties fo:font-size="12pt" style:font-size-asian="10.5pt" style:font-size-complex="12pt"/>
    </style:style>
    <style:style style:name="T2"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vin Clement</text:p>
      <text:p text:style-name="Standard">CIS 244</text:p>
      <text:p text:style-name="Standard">Assignment 1</text:p>
      <text:p text:style-name="Standard"/>
      <text:p text:style-name="Standard"/>
      <text:p text:style-name="Standard"/>
      <text:p text:style-name="P1">Canonical business profile</text:p>
      <text:p text:style-name="P2"/>
      <text:p text:style-name="P2"/>
      <text:p text:style-name="P2"><text:tab/>Canonical Ltd. is a private company founded by Mark Shuttleworth 2004. It is an international company registered in the Isle of Man with primary offices located in London, England. Canonical commercially supports open source projects, the most famous being ubuntu. Like many open source based companies it releases it's products for free and encourages users to distribute it's products and recieves income by selling support plans. </text:p>
      <text:p text:style-name="P4"><text:span text:style-name="T1"><text:tab/>"</text:span>Canonical originally started as a wholly virtual organisation with employees working from home. The company now maintains a facility on the 27th floor of the Millbank tower near Westminster. In the summer of 2006 Canonical opened an office in Montreal, Quebec to house their global support and services operation." &lt;http://en.wikipedia.org/wiki/Canonical_Ltd.&gt;</text:p>
      <text:p text:style-name="P4"><text:tab/></text:p>
      <text:p text:style-name="P4">The main business systems canonical has is:</text:p>
      <text:p text:style-name="P4">software development</text:p>
      <text:p text:style-name="P4">distribution</text:p>
      <text:p text:style-name="P4">product support servic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donkyhotay</meta:initial-creator>
    <meta:creation-date>2008-04-07T18:57:12</meta:creation-date>
    <dc:creator>donkyhotay</dc:creator>
    <dc:date>2008-04-08T20:45:32</dc:date>
    <meta:editing-cycles>6</meta:editing-cycles>
    <meta:editing-duration>PT5H52M2S</meta:editing-duration>
    <meta:user-defined meta:name="Info 1"/>
    <meta:user-defined meta:name="Info 2"/>
    <meta:user-defined meta:name="Info 3"/>
    <meta:user-defined meta:name="Info 4"/>
    <meta:document-statistic meta:table-count="0" meta:image-count="0" meta:object-count="0" meta:page-count="1" meta:paragraph-count="11" meta:word-count="142" meta:character-count="954"/>
  </office:meta>
</office:document-meta>
</file>